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start="Arrow" draw:marker-start-width="0.30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withoutfill">
      <style:graphic-properties draw:marker-start="Arrow" draw:marker-start-width="0.254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Bitstream Charter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Bitstream Charter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.044cm" svg:y1="17.202cm" svg:x2="24.984cm" svg:y2="17.126cm" svg:d="M1044 17202l23940-76" svg:viewBox="0 0 23941 77">
          <text:p/>
        </draw:connector>
        <draw:connector draw:style-name="gr1" draw:text-style-name="P1" draw:layer="layout" draw:type="line" svg:x1="1.044cm" svg:y1="17.202cm" svg:x2="1.019cm" svg:y2="0.767cm" draw:start-shape="id1" draw:start-glue-point="2" svg:d="M1044 17202l-25-16435" svg:viewBox="0 0 26 16436">
          <text:p/>
        </draw:connector>
        <draw:line draw:style-name="gr2" draw:text-style-name="P1" draw:layer="layout" svg:x1="-0.5cm" svg:y1="4.126cm" svg:x2="22.36cm" svg:y2="19.112cm">
          <text:p/>
        </draw:line>
        <draw:connector draw:style-name="gr1" draw:text-style-name="P1" draw:layer="layout" draw:type="line" svg:x1="1.044cm" svg:y1="17.202cm" svg:x2="18.369cm" svg:y2="7.357cm" draw:start-shape="id1" draw:start-glue-point="2" svg:d="M1044 17202l17325-9845" svg:viewBox="0 0 17326 9846">
          <text:p/>
        </draw:connector>
        <draw:line draw:style-name="gr3" draw:text-style-name="P1" draw:layer="layout" svg:x1="18.296cm" svg:y1="7.428cm" svg:x2="13.978cm" svg:y2="13.651cm">
          <text:p/>
        </draw:line>
        <draw:line draw:style-name="gr2" draw:text-style-name="P1" draw:layer="layout" svg:x1="14.232cm" svg:y1="13.27cm" svg:x2="14.613cm" svg:y2="13.524cm">
          <text:p/>
        </draw:line>
        <draw:line draw:style-name="gr2" draw:text-style-name="P1" draw:layer="layout" svg:x1="14.613cm" svg:y1="13.524cm" svg:x2="14.359cm" svg:y2="13.905cm">
          <text:p/>
        </draw:line>
        <draw:line draw:style-name="gr1" draw:text-style-name="P1" draw:layer="layout" svg:x1="1.024cm" svg:y1="17.207cm" svg:x2="13.978cm" svg:y2="13.651cm">
          <text:p/>
        </draw:line>
        <draw:frame draw:style-name="gr4" draw:text-style-name="P2" draw:layer="layout" svg:width="1.27cm" svg:height="1.021cm" svg:x="17.28cm" svg:y="6.412cm">
          <draw:text-box>
            <text:p><text:span text:style-name="T1">z</text:span></text:p>
          </draw:text-box>
        </draw:frame>
        <draw:frame draw:style-name="gr5" draw:text-style-name="P1" draw:layer="layout" svg:width="2.801cm" svg:height="1.437cm" svg:x="16.224cm" svg:y="10.47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712cm" svg:height="0.888cm" svg:x="12.708cm" svg:y="14.03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" draw:layer="layout" svg:x1="6.452cm" svg:y1="6.071cm" svg:x2="5.182cm" svg:y2="7.849cm">
          <text:p/>
        </draw:line>
        <draw:line draw:style-name="gr2" draw:text-style-name="P1" draw:layer="layout" svg:x1="5.817cm" svg:y1="7.722cm" svg:x2="5.563cm" svg:y2="8.103cm">
          <text:p/>
        </draw:line>
        <draw:line draw:style-name="gr2" draw:text-style-name="P1" draw:layer="layout" svg:x1="5.436cm" svg:y1="7.468cm" svg:x2="5.817cm" svg:y2="7.722cm">
          <text:p/>
        </draw:line>
        <draw:frame draw:style-name="gr5" draw:text-style-name="P1" draw:layer="layout" svg:width="0.832cm" svg:height="0.888cm" svg:x="6.452cm" svg:y="5.18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483cm" fo:margin-right="0.254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4:41:53.771029551</meta:creation-date>
    <dc:date>2016-03-03T15:25:10.110122545</dc:date>
    <meta:editing-duration>PT24M13S</meta:editing-duration>
    <meta:editing-cycles>6</meta:editing-cycles>
    <meta:generator>LibreOffice/4.2.8.2$Linux_X86_64 LibreOffice_project/420m0$Build-2</meta:generator>
    <dc:creator>Forrest Bao</dc:creator>
    <meta:document-statistic meta:object-count="15"/>
  </office:meta>
</office:document-meta>
</file>

<file path=Object 1/content.xml><?xml version="1.0" encoding="utf-8"?>
<math xmlns="http://www.w3.org/1998/Math/MathML" display="block">
  <semantics>
    <mrow>
      <mrow>
        <mstyle mathvariant="bold">
          <mi>y</mi>
        </mstyle>
        <mo stretchy="false">=</mo>
        <mi>v</mi>
      </mrow>
      <mfrac>
        <mstyle mathvariant="bold">
          <mi>W</mi>
        </mstyle>
        <mrow>
          <mo fence="true" stretchy="false">‖</mo>
          <mrow>
            <mstyle mathvariant="bold">
              <mi>W</mi>
            </mstyle>
          </mrow>
          <mo fence="true" stretchy="false">‖</mo>
        </mrow>
      </mfrac>
    </mrow>
    <annotation encoding="StarMath 5.0">bold y = v { bold W } over { ldline bold W rdline } </annotation>
  </semantics>
</math>
</file>

<file path=Object 2/content.xml><?xml version="1.0" encoding="utf-8"?>
<math xmlns="http://www.w3.org/1998/Math/MathML" display="block">
  <semantics>
    <mstyle mathvariant="bold">
      <mi>x</mi>
    </mstyle>
    <annotation encoding="StarMath 5.0"> bold x</annotation>
  </semantics>
</math>
</file>

<file path=Object 3/content.xml><?xml version="1.0" encoding="utf-8"?>
<math xmlns="http://www.w3.org/1998/Math/MathML" display="block">
  <semantics>
    <mstyle mathvariant="bold">
      <mi>w</mi>
    </mstyle>
    <annotation encoding="StarMath 5.0"> bold w</annotation>
  </semantics>
</math>
</file>